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textarea-horizontal-align="justify" draw:textarea-vertical-align="middle" draw:auto-grow-height="false" fo:min-height="2.266cm" fo:min-width="4.35cm"/>
    </style:style>
    <style:style style:name="gr2" style:family="graphic" style:parent-style-name="standard">
      <style:graphic-properties svg:stroke-opacity="0%" draw:textarea-horizontal-align="justify" draw:textarea-vertical-align="middle" draw:auto-grow-height="false" fo:min-height="4.24cm" fo:min-width="5.203cm"/>
    </style:style>
    <style:style style:name="gr3" style:family="graphic" style:parent-style-name="standard">
      <style:graphic-properties svg:stroke-opacity="0%" draw:textarea-horizontal-align="justify" draw:textarea-vertical-align="middle" draw:auto-grow-height="false" fo:min-height="2.266cm" fo:min-width="4.71cm"/>
    </style:style>
    <style:style style:name="gr4" style:family="graphic" style:parent-style-name="objectwithoutfill">
      <style:graphic-properties draw:stroke="solid"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opacity="0%" draw:textarea-horizontal-align="justify" draw:textarea-vertical-align="middle" draw:auto-grow-height="false" fo:min-height="1.528cm" fo:min-width="5.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svg:stroke-color="#ff0000" draw:fill-color="#ff0000" draw:textarea-horizontal-align="justify" draw:textarea-vertical-align="middle" draw:auto-grow-height="false" fo:min-height="2.444cm" fo:min-width="2.374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opacity="0%" draw:textarea-horizontal-align="justify" draw:textarea-vertical-align="middle" draw:auto-grow-height="false" fo:min-height="3.164cm" fo:min-width="2.734cm"/>
    </style:style>
    <style:style style:name="gr11" style:family="graphic" style:parent-style-name="standard">
      <style:graphic-properties svg:stroke-opacity="0%" draw:textarea-horizontal-align="justify" draw:textarea-vertical-align="middle" draw:auto-grow-height="false" fo:min-height="2.624cm" fo:min-width="3.632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0000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858cm" svg:height="3.556cm" svg:x="4.572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063cm" svg:height="6.35cm" draw:transform="skewX (0.129503430497979) translate (11.749cm 4.8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.366cm" svg:height="3.556cm" svg:x="10.41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.452cm" svg:y1="9.952cm" svg:x2="11.738cm" svg:y2="6.142cm">
          <text:p/>
        </draw:line>
        <draw:ellipse draw:style-name="gr5" draw:text-style-name="P1" draw:layer="layout" svg:width="0.417cm" svg:height="0.998cm" draw:transform="skewX (0.279078147393893) rotate (1.86924762888593) translate (11.027cm 5.805cm)" draw:kind="arc" draw:start-angle="178.93" draw:end-angle="355.62">
          <text:p/>
        </draw:ellipse>
        <draw:ellipse draw:style-name="gr5" draw:text-style-name="P1" draw:layer="layout" svg:width="0.416cm" svg:height="0.998cm" draw:transform="skewX (0.27995081201989) rotate (1.87064389228752) translate (10.909cm 5.406cm)" draw:kind="arc" draw:start-angle="178.93" draw:end-angle="355.62">
          <text:p/>
        </draw:ellipse>
        <draw:ellipse draw:style-name="gr5" draw:text-style-name="P1" draw:layer="layout" svg:width="0.416cm" svg:height="0.998cm" draw:transform="skewX (0.27995081201989) rotate (1.87064389228752) translate (11.144cm 6.2cm)" draw:kind="arc" draw:start-angle="178.93" draw:end-angle="355.62">
          <text:p/>
        </draw:ellipse>
        <draw:line draw:style-name="gr4" draw:text-style-name="P2" draw:layer="layout" svg:x1="10.414cm" svg:y1="4.064cm" svg:x2="11.43cm" svg:y2="4.998cm">
          <text:p/>
        </draw:line>
        <draw:custom-shape draw:style-name="gr6" draw:text-style-name="P1" draw:layer="layout" svg:width="6.35cm" svg:height="1.778cm" svg:x="7.62cm" svg:y="1.52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369cm" svg:height="2.384cm" svg:x="7.62cm" svg:y="1.68cm">
          <draw:text-box>
            <text:p>tissue</text:p>
            <text:p>to</text:p>
            <text:p>modify</text:p>
          </draw:text-box>
        </draw:frame>
        <draw:frame draw:style-name="gr7" draw:text-style-name="P3" draw:layer="layout" svg:width="2.72cm" svg:height="1.673cm" svg:x="12.266cm" svg:y="6.455cm">
          <draw:text-box>
            <text:p>healthy </text:p>
            <text:p>tissue </text:p>
          </draw:text-box>
        </draw:frame>
        <draw:custom-shape draw:style-name="gr8" draw:text-style-name="P5" draw:layer="layout" svg:width="4.064cm" svg:height="3.81cm" svg:x="6.858cm" svg:y="1.016cm">
          <text:p text:style-name="P4">tissue</text:p>
          <text:p text:style-name="P4">to </text:p>
          <text:p text:style-name="P1">manipul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6.858cm" svg:height="3.556cm" svg:x="4.572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063cm" svg:height="6.35cm" draw:transform="skewX (0.129503430497979) translate (11.749cm 4.8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.366cm" svg:height="3.556cm" svg:x="10.41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0.668cm" svg:y1="8.636cm" svg:x2="11.738cm" svg:y2="6.142cm">
          <text:p/>
        </draw:line>
        <draw:ellipse draw:style-name="gr5" draw:text-style-name="P1" draw:layer="layout" svg:width="0.417cm" svg:height="0.998cm" draw:transform="skewX (0.279078147393893) rotate (1.86924762888593) translate (11.027cm 5.805cm)" draw:kind="arc" draw:start-angle="178.93" draw:end-angle="355.62">
          <text:p/>
        </draw:ellipse>
        <draw:ellipse draw:style-name="gr5" draw:text-style-name="P1" draw:layer="layout" svg:width="0.416cm" svg:height="0.998cm" draw:transform="skewX (0.27995081201989) rotate (1.87064389228752) translate (10.909cm 5.406cm)" draw:kind="arc" draw:start-angle="178.93" draw:end-angle="355.62">
          <text:p/>
        </draw:ellipse>
        <draw:ellipse draw:style-name="gr5" draw:text-style-name="P1" draw:layer="layout" svg:width="0.416cm" svg:height="0.998cm" draw:transform="skewX (0.27995081201989) rotate (1.87064389228752) translate (11.144cm 6.2cm)" draw:kind="arc" draw:start-angle="178.93" draw:end-angle="355.62">
          <text:p/>
        </draw:ellipse>
        <draw:line draw:style-name="gr4" draw:text-style-name="P2" draw:layer="layout" svg:x1="10.414cm" svg:y1="4.064cm" svg:x2="11.43cm" svg:y2="4.998cm">
          <text:p/>
        </draw:line>
        <draw:custom-shape draw:style-name="gr6" draw:text-style-name="P1" draw:layer="layout" svg:width="6.35cm" svg:height="1.778cm" svg:x="7.62cm" svg:y="1.52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369cm" svg:height="2.384cm" svg:x="7.62cm" svg:y="1.68cm">
          <draw:text-box>
            <text:p>tissue</text:p>
            <text:p>to</text:p>
            <text:p>modify</text:p>
          </draw:text-box>
        </draw:frame>
        <draw:frame draw:style-name="gr7" draw:text-style-name="P3" draw:layer="layout" svg:width="2.72cm" svg:height="1.673cm" svg:x="12.266cm" svg:y="6.455cm">
          <draw:text-box>
            <text:p>healthy </text:p>
            <text:p>tissue </text:p>
          </draw:text-box>
        </draw:frame>
        <draw:custom-shape draw:style-name="gr8" draw:text-style-name="P7" draw:layer="layout" svg:width="4.064cm" svg:height="3.81cm" svg:x="6.858cm" svg:y="1.016cm">
          <text:p text:style-name="P4">tissue</text:p>
          <text:p text:style-name="P4">to </text:p>
          <text:p text:style-name="P1">manipul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5" draw:text-style-name="P1" draw:layer="layout" svg:width="0.417cm" svg:height="0.998cm" draw:transform="skewX (0.279078147393893) rotate (1.86924762888593) translate (10.332cm 9.443cm)" draw:kind="arc" draw:start-angle="178.93" draw:end-angle="355.62">
          <text:p/>
        </draw:ellipse>
        <draw:ellipse draw:style-name="gr5" draw:text-style-name="P1" draw:layer="layout" svg:width="0.416cm" svg:height="0.998cm" draw:transform="skewX (0.27995081201989) rotate (1.87064389228752) translate (10.214cm 9.044cm)" draw:kind="arc" draw:start-angle="178.93" draw:end-angle="355.62">
          <text:p/>
        </draw:ellipse>
        <draw:ellipse draw:style-name="gr5" draw:text-style-name="P1" draw:layer="layout" svg:width="0.416cm" svg:height="0.998cm" draw:transform="skewX (0.27995081201989) rotate (1.87064389228752) translate (10.449cm 9.838cm)" draw:kind="arc" draw:start-angle="178.93" draw:end-angle="355.62">
          <text:p/>
        </draw:ellipse>
        <draw:line draw:style-name="gr4" draw:text-style-name="P2" draw:layer="layout" svg:x1="10.922cm" svg:y1="9.828cm" svg:x2="14.224cm" svg:y2="12.7cm">
          <text:p/>
        </draw:line>
        <draw:custom-shape draw:style-name="gr10" draw:text-style-name="P1" draw:layer="layout" svg:width="4.572cm" svg:height="4.826cm" svg:x="5.842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5.842cm" svg:height="4.064cm" svg:x="6.096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6-05T14:39:03.062015267</meta:creation-date>
    <dc:date>2020-06-05T14:58:17.106584687</dc:date>
    <meta:editing-duration>PT9M4S</meta:editing-duration>
    <meta:editing-cycles>1</meta:editing-cycles>
    <meta:document-statistic meta:object-count="55"/>
    <meta:generator>LibreOffice/6.3.6.2$Linux_X86_64 LibreOffice_project/30$Build-2</meta:generator>
  </office:meta>
</office:document-meta>
</file>